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46.65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pannung in V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terator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Kapazität in %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4.2-([.B10]*0.07)"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  <table:table-cell table:formula="of:=[.C10]/0.005" office:value-type="float" office:value="840" calcext:value-type="float">
            <text:p>840</text:p>
          </table:table-cell>
          <table:table-cell table:formula="of:=[.C10]/([.F9]/1024)" office:value-type="float" office:value="860.16" calcext:value-type="float">
            <text:p>86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.2-([.B11]*0.07)" office:value-type="float" office:value="4.13" calcext:value-type="float">
            <text:p>4,13</text:p>
          </table:table-cell>
          <table:table-cell office:value-type="float" office:value="90" calcext:value-type="float">
            <text:p>90</text:p>
          </table:table-cell>
          <table:table-cell table:formula="of:=[.C11]/0.005" office:value-type="float" office:value="826" calcext:value-type="float">
            <text:p>826</text:p>
          </table:table-cell>
          <table:table-cell table:formula="of:=[.C11]/([.F9]/1024)" office:value-type="float" office:value="845.824" calcext:value-type="float">
            <text:p>845,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.2-([.B12]*0.07)" office:value-type="float" office:value="4.06" calcext:value-type="float">
            <text:p>4,06</text:p>
          </table:table-cell>
          <table:table-cell office:value-type="float" office:value="80" calcext:value-type="float">
            <text:p>80</text:p>
          </table:table-cell>
          <table:table-cell table:formula="of:=[.C12]/0.005" office:value-type="float" office:value="812" calcext:value-type="float">
            <text:p>812</text:p>
          </table:table-cell>
          <table:table-cell table:formula="of:=[.C12]/([.F9]/1024)" office:value-type="float" office:value="831.488" calcext:value-type="float">
            <text:p>831,4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.2-([.B13]*0.07)" office:value-type="float" office:value="3.99" calcext:value-type="float">
            <text:p>3,99</text:p>
          </table:table-cell>
          <table:table-cell office:value-type="float" office:value="70" calcext:value-type="float">
            <text:p>70</text:p>
          </table:table-cell>
          <table:table-cell table:formula="of:=[.C13]/0.005" office:value-type="float" office:value="798" calcext:value-type="float">
            <text:p>798</text:p>
          </table:table-cell>
          <table:table-cell table:formula="of:=[.C13]/([.F9]/1024)" office:value-type="float" office:value="817.152" calcext:value-type="float">
            <text:p>817,1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.2-([.B14]*0.07)" office:value-type="float" office:value="3.92" calcext:value-type="float">
            <text:p>3,92</text:p>
          </table:table-cell>
          <table:table-cell office:value-type="float" office:value="60" calcext:value-type="float">
            <text:p>60</text:p>
          </table:table-cell>
          <table:table-cell table:formula="of:=[.C14]/0.005" office:value-type="float" office:value="784" calcext:value-type="float">
            <text:p>784</text:p>
          </table:table-cell>
          <table:table-cell table:formula="of:=[.C14]/([.F9]/1024)" office:value-type="float" office:value="802.816" calcext:value-type="float">
            <text:p>802,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.2-([.B15]*0.07)" office:value-type="float" office:value="3.85" calcext:value-type="float">
            <text:p>3,85</text:p>
          </table:table-cell>
          <table:table-cell office:value-type="float" office:value="50" calcext:value-type="float">
            <text:p>50</text:p>
          </table:table-cell>
          <table:table-cell table:formula="of:=[.C15]/0.005" office:value-type="float" office:value="770" calcext:value-type="float">
            <text:p>770</text:p>
          </table:table-cell>
          <table:table-cell table:formula="of:=[.C15]/([.F9]/1024)" office:value-type="float" office:value="788.48" calcext:value-type="float">
            <text:p>788,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.2-([.B16]*0.07)" office:value-type="float" office:value="3.78" calcext:value-type="float">
            <text:p>3,78</text:p>
          </table:table-cell>
          <table:table-cell office:value-type="float" office:value="40" calcext:value-type="float">
            <text:p>40</text:p>
          </table:table-cell>
          <table:table-cell table:formula="of:=[.C16]/0.005" office:value-type="float" office:value="756" calcext:value-type="float">
            <text:p>756</text:p>
          </table:table-cell>
          <table:table-cell table:formula="of:=[.C16]/([.F9]/1024)" office:value-type="float" office:value="774.144" calcext:value-type="float">
            <text:p>774,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.2-([.B17]*0.07)" office:value-type="float" office:value="3.71" calcext:value-type="float">
            <text:p>3,71</text:p>
          </table:table-cell>
          <table:table-cell office:value-type="float" office:value="30" calcext:value-type="float">
            <text:p>30</text:p>
          </table:table-cell>
          <table:table-cell table:formula="of:=[.C17]/0.005" office:value-type="float" office:value="742" calcext:value-type="float">
            <text:p>742</text:p>
          </table:table-cell>
          <table:table-cell table:formula="of:=[.C17]/([.F9]/1024)" office:value-type="float" office:value="759.808" calcext:value-type="float">
            <text:p>759,8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.2-([.B18]*0.07)" office:value-type="float" office:value="3.64" calcext:value-type="float">
            <text:p>3,64</text:p>
          </table:table-cell>
          <table:table-cell office:value-type="float" office:value="20" calcext:value-type="float">
            <text:p>20</text:p>
          </table:table-cell>
          <table:table-cell table:formula="of:=[.C18]/0.005" office:value-type="float" office:value="728" calcext:value-type="float">
            <text:p>728</text:p>
          </table:table-cell>
          <table:table-cell table:formula="of:=[.C18]/([.F9]/1024)" office:value-type="float" office:value="745.472" calcext:value-type="float">
            <text:p>745,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.2-([.B19]*0.07)"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  <table:table-cell table:formula="of:=[.C19]/0.005" office:value-type="float" office:value="714" calcext:value-type="float">
            <text:p>714</text:p>
          </table:table-cell>
          <table:table-cell table:formula="of:=[.C19]/([.F9]/1024)" office:value-type="float" office:value="731.136" calcext:value-type="float">
            <text:p>731,1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.2-([.B20]*0.07)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[.C20]/0.005" office:value-type="float" office:value="700" calcext:value-type="float">
            <text:p>700</text:p>
          </table:table-cell>
          <table:table-cell table:formula="of:=[.C20]/([.F9]/1024)" office:value-type="float" office:value="716.8" calcext:value-type="float">
            <text:p>716,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harge V/cell</text:p>
          </table:table-cell>
          <table:table-cell table:style-name="ce1" office:value-type="string" calcext:value-type="string">
            <text:p>Capacity at cut-off voltage</text:p>
          </table:table-cell>
          <table:table-cell table:style-name="ce1" office:value-type="string" calcext:value-type="string">
            <text:p>Charge time</text:p>
          </table:table-cell>
          <table:table-cell table:style-name="ce1" office:value-type="string" calcext:value-type="string">
            <text:p>Capacity with full saturation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Digits</text:p>
          </table:table-cell>
          <table:table-cell table:style-name="ce1"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4]/([.H24]/[.G24])" office:value-type="float" office:value="757.76" calcext:value-type="float">
            <text:p>757,7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 min</text:p>
          </table:table-cell>
          <table:table-cell office:value-type="float" office:value="65" calcext:value-type="float">
            <text:p>65</text:p>
          </table:table-cell>
          <table:table-cell table:formula="of:=[.B25]/([.H25]/[.G25])" office:value-type="float" office:value="778.24" calcext:value-type="float">
            <text:p>778,2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5 min</text:p>
          </table:table-cell>
          <table:table-cell office:value-type="float" office:value="75" calcext:value-type="float">
            <text:p>75</text:p>
          </table:table-cell>
          <table:table-cell table:formula="of:=[.B26]/([.H26]/[.G26])" office:value-type="float" office:value="798.72" calcext:value-type="float">
            <text:p>798,7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0 min</text:p>
          </table:table-cell>
          <table:table-cell office:value-type="float" office:value="80" calcext:value-type="float">
            <text:p>80</text:p>
          </table:table-cell>
          <table:table-cell table:formula="of:=[.B27]/([.H27]/[.G27])" office:value-type="float" office:value="819.2" calcext:value-type="float">
            <text:p>819,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5 min</text:p>
          </table:table-cell>
          <table:table-cell office:value-type="float" office:value="90" calcext:value-type="float">
            <text:p>90</text:p>
          </table:table-cell>
          <table:table-cell table:formula="of:=[.B28]/([.H28]/[.G28])" office:value-type="float" office:value="839.68" calcext:value-type="float">
            <text:p>839,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0 min</text:p>
          </table:table-cell>
          <table:table-cell office:value-type="float" office:value="100" calcext:value-type="float">
            <text:p>100</text:p>
          </table:table-cell>
          <table:table-cell table:formula="of:=[.B29]/([.H29]/[.G29])" office:value-type="float" office:value="860.16" calcext:value-type="float">
            <text:p>860,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 style:data-style-name="N2" text:time-value="18:45:14.4815726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32:27.240529291</meta:creation-date>
    <dc:date>2016-03-14T18:48:31.430537164</dc:date>
    <meta:editing-duration>PT1H9M58S</meta:editing-duration>
    <meta:editing-cycles>14</meta:editing-cycles>
    <meta:generator>LibreOffice/5.1.1.2$Linux_X86_64 LibreOffice_project/10m0$Build-2</meta:generator>
    <meta:document-statistic meta:table-count="1" meta:cell-count="108" meta:object-count="0"/>
  </office:meta>
</office:document-meta>
</file>